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3cm"/>
    </style:style>
    <style:style style:name="co3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</style:style>
    <style:style style:name="ce25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IAL*IDL*promedio de gol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IAV*IDL*promedio de gole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isita</text:p>
          </table:table-cell>
          <table:table-cell table:number-columns-repeated="2"/>
          <table:table-cell table:style-name="ce3" table:number-columns-repeated="3"/>
          <table:table-cell table:style-name="ce6" office:value-type="string" calcext:value-type="string" table:number-columns-spanned="2" table:number-rows-spanned="1">
            <text:p>Locaal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Visita</text:p>
          </table:table-cell>
          <table:covered-table-cell table:style-name="ce4"/>
          <table:table-cell table:style-name="ce6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"/>
          <table:table-cell table:style-name="ce6" office:value-type="string" calcext:value-type="string" table:number-columns-spanned="4" table:number-rows-spanned="1">
            <text:p>Indices</text:p>
          </table:table-cell>
          <table:covered-table-cell table:number-columns-repeated="3" table:style-name="ce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Pueb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#Partido</text:p>
          </table:table-cell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GC</text:p>
          </table:table-cell>
          <table:table-cell table:style-name="ce4" office:value-type="string" calcext:value-type="string">
            <text:p>Goles Favor</text:p>
          </table:table-cell>
          <table:table-cell table:style-name="ce4" office:value-type="string" calcext:value-type="string">
            <text:p>Goles Contra</text:p>
          </table:table-cell>
          <table:table-cell table:style-name="ce4" office:value-type="string" calcext:value-type="string">
            <text:p>Goles Favor</text:p>
          </table:table-cell>
          <table:table-cell table:style-name="ce4" office:value-type="string" calcext:value-type="string">
            <text:p>Goles Contra</text:p>
          </table:table-cell>
          <table:table-cell table:style-name="ce4" office:value-type="string" calcext:value-type="string">
            <text:p>GFL</text:p>
          </table:table-cell>
          <table:table-cell table:style-name="ce4" office:value-type="string" calcext:value-type="string">
            <text:p>GCL</text:p>
          </table:table-cell>
          <table:table-cell table:style-name="ce4" office:value-type="string" calcext:value-type="string">
            <text:p>GFV</text:p>
          </table:table-cell>
          <table:table-cell table:style-name="ce4" office:value-type="string" calcext:value-type="string">
            <text:p>GCV</text:p>
          </table:table-cell>
          <table:table-cell table:style-name="ce23" office:value-type="string" calcext:value-type="string">
            <text:p>IAL</text:p>
          </table:table-cell>
          <table:table-cell table:style-name="ce23" office:value-type="string" calcext:value-type="string">
            <text:p>IDL</text:p>
          </table:table-cell>
          <table:table-cell table:style-name="ce23" office:value-type="string" calcext:value-type="string">
            <text:p>IAV</text:p>
          </table:table-cell>
          <table:table-cell table:style-name="ce23" office:value-type="string" calcext:value-type="string">
            <text:p>IDV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Juá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s 6 es la celd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Tolu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achuca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6])" office:value-type="float" office:value="28" calcext:value-type="float">
            <text:p>28</text:p>
          </table:table-cell>
          <table:table-cell table:style-name="ce21" table:formula="of:=SUMIF([.$C$4:.$C$156];&quot;=&quot;&amp;[.H6];[.$F$4:.$F$156])+SUMIF([.$D$4:.$D$156];&quot;=&quot;&amp;[.H6];[.$E$4:.$E$156])" office:value-type="float" office:value="15" calcext:value-type="float">
            <text:p>15</text:p>
          </table:table-cell>
          <table:table-cell table:formula="of:=SUMIFS([.$E$4:.$E$156];[.$C$4:.$C$156];&quot;=&quot;&amp;[.H6])" office:value-type="float" office:value="17" calcext:value-type="float">
            <text:p>17</text:p>
          </table:table-cell>
          <table:table-cell table:formula="of:=SUMIFS([.$F$4:.$F$156];[.$C$4:.$C$156];&quot;=&quot;&amp;[.H6])" office:value-type="float" office:value="6" calcext:value-type="float">
            <text:p>6</text:p>
          </table:table-cell>
          <table:table-cell table:formula="of:=SUMIFS([.$F$4:.$F$156];[.$D$4:.$D$156];&quot;=&quot;&amp;[.H6])" office:value-type="float" office:value="11" calcext:value-type="float">
            <text:p>11</text:p>
          </table:table-cell>
          <table:table-cell table:formula="of:=SUMIFS([.$E$4:.$E$156];[.$D$4:.$D$156];&quot;=&quot;&amp;[.H6])" office:value-type="float" office:value="9" calcext:value-type="float">
            <text:p>9</text:p>
          </table:table-cell>
          <table:table-cell table:formula="of:=[.L6]/[.I6]" office:value-type="float" office:value="1" calcext:value-type="float">
            <text:p>1</text:p>
          </table:table-cell>
          <table:table-cell table:formula="of:=[.M6]/[.I6]" office:value-type="float" office:value="0.352941176470588" calcext:value-type="float">
            <text:p>0.352941176470588</text:p>
          </table:table-cell>
          <table:table-cell table:formula="of:=[.N6]/[.I6]" office:value-type="float" office:value="0.647058823529412" calcext:value-type="float">
            <text:p>0.647058823529412</text:p>
          </table:table-cell>
          <table:table-cell table:formula="of:=[.O6]/[.I6]" office:value-type="float" office:value="0.529411764705882" calcext:value-type="float">
            <text:p>0.529411764705882</text:p>
          </table:table-cell>
          <table:table-cell table:formula="of:=[.P6]/[.$P$24]" office:value-type="float" office:value="1.30212765957447" calcext:value-type="float">
            <text:p>1.30212765957447</text:p>
          </table:table-cell>
          <table:table-cell table:formula="of:=[.Q6]/[.$Q$24]" office:value-type="float" office:value="0.583783783783784" calcext:value-type="float">
            <text:p>0.583783783783784</text:p>
          </table:table-cell>
          <table:table-cell table:formula="of:=[.R6]/[.$R$24]" office:value-type="float" office:value="1.08196721311475" calcext:value-type="float">
            <text:p>1.08196721311475</text:p>
          </table:table-cell>
          <table:table-cell table:style-name="ce25" table:formula="of:=[.S6]/[.$S$24]" office:value-type="float" office:value="0.695278969957082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Cruz Azu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igres UANL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7])" office:value-type="float" office:value="23" calcext:value-type="float">
            <text:p>23</text:p>
          </table:table-cell>
          <table:table-cell table:style-name="ce21" table:formula="of:=SUMIF([.$C$4:.$C$156];&quot;=&quot;&amp;[.H7];[.$F$4:.$F$156])+SUMIF([.$D$4:.$D$156];&quot;=&quot;&amp;[.H7];[.$E$4:.$E$156])" office:value-type="float" office:value="14" calcext:value-type="float">
            <text:p>14</text:p>
          </table:table-cell>
          <table:table-cell table:formula="of:=SUMIFS([.$E$4:.$E$156];[.$C$4:.$C$156];&quot;=&quot;&amp;[.H7])" office:value-type="float" office:value="12" calcext:value-type="float">
            <text:p>12</text:p>
          </table:table-cell>
          <table:table-cell table:formula="of:=SUMIFS([.$F$4:.$F$156];[.$C$4:.$C$156];&quot;=&quot;&amp;[.H7])" office:value-type="float" office:value="6" calcext:value-type="float">
            <text:p>6</text:p>
          </table:table-cell>
          <table:table-cell table:formula="of:=SUMIFS([.$F$4:.$F$156];[.$D$4:.$D$156];&quot;=&quot;&amp;[.H7])" office:value-type="float" office:value="11" calcext:value-type="float">
            <text:p>11</text:p>
          </table:table-cell>
          <table:table-cell table:formula="of:=SUMIFS([.$E$4:.$E$156];[.$D$4:.$D$156];&quot;=&quot;&amp;[.H7])" office:value-type="float" office:value="8" calcext:value-type="float">
            <text:p>8</text:p>
          </table:table-cell>
          <table:table-cell table:formula="of:=[.L7]/[.I7]" office:value-type="float" office:value="0.705882352941176" calcext:value-type="float">
            <text:p>0.705882352941176</text:p>
          </table:table-cell>
          <table:table-cell table:formula="of:=[.M7]/[.I7]" office:value-type="float" office:value="0.352941176470588" calcext:value-type="float">
            <text:p>0.352941176470588</text:p>
          </table:table-cell>
          <table:table-cell table:formula="of:=[.N7]/[.I7]" office:value-type="float" office:value="0.647058823529412" calcext:value-type="float">
            <text:p>0.647058823529412</text:p>
          </table:table-cell>
          <table:table-cell table:formula="of:=[.O7]/[.I7]" office:value-type="float" office:value="0.470588235294118" calcext:value-type="float">
            <text:p>0.470588235294118</text:p>
          </table:table-cell>
          <table:table-cell table:formula="of:=[.P7]/[.$P$24]" office:value-type="float" office:value="0.919148936170213" calcext:value-type="float">
            <text:p>0.919148936170213</text:p>
          </table:table-cell>
          <table:table-cell table:formula="of:=[.Q7]/[.$Q$24]" office:value-type="float" office:value="0.583783783783784" calcext:value-type="float">
            <text:p>0.583783783783784</text:p>
          </table:table-cell>
          <table:table-cell table:formula="of:=[.R7]/[.$R$24]" office:value-type="float" office:value="1.08196721311475" calcext:value-type="float">
            <text:p>1.08196721311475</text:p>
          </table:table-cell>
          <table:table-cell table:style-name="ce25" table:formula="of:=[.S7]/[.$S$24]" office:value-type="float" office:value="0.618025751072961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At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tlas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8])" office:value-type="float" office:value="16" calcext:value-type="float">
            <text:p>16</text:p>
          </table:table-cell>
          <table:table-cell table:style-name="ce21" table:formula="of:=SUMIF([.$C$4:.$C$156];&quot;=&quot;&amp;[.H8];[.$F$4:.$F$156])+SUMIF([.$D$4:.$D$156];&quot;=&quot;&amp;[.H8];[.$E$4:.$E$156])" office:value-type="float" office:value="27" calcext:value-type="float">
            <text:p>27</text:p>
          </table:table-cell>
          <table:table-cell table:formula="of:=SUMIFS([.$E$4:.$E$156];[.$C$4:.$C$156];&quot;=&quot;&amp;[.H8])" office:value-type="float" office:value="10" calcext:value-type="float">
            <text:p>10</text:p>
          </table:table-cell>
          <table:table-cell table:formula="of:=SUMIFS([.$F$4:.$F$156];[.$C$4:.$C$156];&quot;=&quot;&amp;[.H8])" office:value-type="float" office:value="10" calcext:value-type="float">
            <text:p>10</text:p>
          </table:table-cell>
          <table:table-cell table:formula="of:=SUMIFS([.$F$4:.$F$156];[.$D$4:.$D$156];&quot;=&quot;&amp;[.H8])" office:value-type="float" office:value="6" calcext:value-type="float">
            <text:p>6</text:p>
          </table:table-cell>
          <table:table-cell table:formula="of:=SUMIFS([.$E$4:.$E$156];[.$D$4:.$D$156];&quot;=&quot;&amp;[.H8])" office:value-type="float" office:value="17" calcext:value-type="float">
            <text:p>17</text:p>
          </table:table-cell>
          <table:table-cell table:formula="of:=[.L8]/[.I8]" office:value-type="float" office:value="0.588235294117647" calcext:value-type="float">
            <text:p>0.588235294117647</text:p>
          </table:table-cell>
          <table:table-cell table:formula="of:=[.M8]/[.I8]" office:value-type="float" office:value="0.588235294117647" calcext:value-type="float">
            <text:p>0.588235294117647</text:p>
          </table:table-cell>
          <table:table-cell table:formula="of:=[.N8]/[.I8]" office:value-type="float" office:value="0.352941176470588" calcext:value-type="float">
            <text:p>0.352941176470588</text:p>
          </table:table-cell>
          <table:table-cell table:formula="of:=[.O8]/[.I8]" office:value-type="float" office:value="1" calcext:value-type="float">
            <text:p>1</text:p>
          </table:table-cell>
          <table:table-cell table:formula="of:=[.P8]/[.$P$24]" office:value-type="float" office:value="0.765957446808511" calcext:value-type="float">
            <text:p>0.765957446808511</text:p>
          </table:table-cell>
          <table:table-cell table:formula="of:=[.Q8]/[.$Q$24]" office:value-type="float" office:value="0.972972972972973" calcext:value-type="float">
            <text:p>0.972972972972973</text:p>
          </table:table-cell>
          <table:table-cell table:formula="of:=[.R8]/[.$R$24]" office:value-type="float" office:value="0.590163934426229" calcext:value-type="float">
            <text:p>0.590163934426229</text:p>
          </table:table-cell>
          <table:table-cell table:style-name="ce25" table:formula="of:=[.S8]/[.$S$24]" office:value-type="float" office:value="1.31330472103004" calcext:value-type="float">
            <text:p>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Club Tiju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Club América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9])" office:value-type="float" office:value="38" calcext:value-type="float">
            <text:p>38</text:p>
          </table:table-cell>
          <table:table-cell table:style-name="ce21" table:formula="of:=SUMIF([.$C$4:.$C$156];&quot;=&quot;&amp;[.H9];[.$F$4:.$F$156])+SUMIF([.$D$4:.$D$156];&quot;=&quot;&amp;[.H9];[.$E$4:.$E$156])" office:value-type="float" office:value="17" calcext:value-type="float">
            <text:p>17</text:p>
          </table:table-cell>
          <table:table-cell table:formula="of:=SUMIFS([.$E$4:.$E$156];[.$C$4:.$C$156];&quot;=&quot;&amp;[.H9])" office:value-type="float" office:value="20" calcext:value-type="float">
            <text:p>20</text:p>
          </table:table-cell>
          <table:table-cell table:formula="of:=SUMIFS([.$F$4:.$F$156];[.$C$4:.$C$156];&quot;=&quot;&amp;[.H9])" office:value-type="float" office:value="6" calcext:value-type="float">
            <text:p>6</text:p>
          </table:table-cell>
          <table:table-cell table:formula="of:=SUMIFS([.$F$4:.$F$156];[.$D$4:.$D$156];&quot;=&quot;&amp;[.H9])" office:value-type="float" office:value="18" calcext:value-type="float">
            <text:p>18</text:p>
          </table:table-cell>
          <table:table-cell table:formula="of:=SUMIFS([.$E$4:.$E$156];[.$D$4:.$D$156];&quot;=&quot;&amp;[.H9])" office:value-type="float" office:value="11" calcext:value-type="float">
            <text:p>11</text:p>
          </table:table-cell>
          <table:table-cell table:formula="of:=[.L9]/[.I9]" office:value-type="float" office:value="1.17647058823529" calcext:value-type="float">
            <text:p>1.17647058823529</text:p>
          </table:table-cell>
          <table:table-cell table:formula="of:=[.M9]/[.I9]" office:value-type="float" office:value="0.352941176470588" calcext:value-type="float">
            <text:p>0.352941176470588</text:p>
          </table:table-cell>
          <table:table-cell table:formula="of:=[.N9]/[.I9]" office:value-type="float" office:value="1.05882352941176" calcext:value-type="float">
            <text:p>1.05882352941176</text:p>
          </table:table-cell>
          <table:table-cell table:formula="of:=[.O9]/[.I9]" office:value-type="float" office:value="0.647058823529412" calcext:value-type="float">
            <text:p>0.647058823529412</text:p>
          </table:table-cell>
          <table:table-cell table:formula="of:=[.P9]/[.$P$24]" office:value-type="float" office:value="1.53191489361702" calcext:value-type="float">
            <text:p>1.53191489361702</text:p>
          </table:table-cell>
          <table:table-cell table:formula="of:=[.Q9]/[.$Q$24]" office:value-type="float" office:value="0.583783783783784" calcext:value-type="float">
            <text:p>0.583783783783784</text:p>
          </table:table-cell>
          <table:table-cell table:formula="of:=[.R9]/[.$R$24]" office:value-type="float" office:value="1.77049180327869" calcext:value-type="float">
            <text:p>1.77049180327869</text:p>
          </table:table-cell>
          <table:table-cell table:style-name="ce25" table:formula="of:=[.S9]/[.$S$24]" office:value-type="float" office:value="0.849785407725322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Le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Puebla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0])" office:value-type="float" office:value="25" calcext:value-type="float">
            <text:p>25</text:p>
          </table:table-cell>
          <table:table-cell table:style-name="ce21" table:formula="of:=SUMIF([.$C$4:.$C$156];&quot;=&quot;&amp;[.H10];[.$F$4:.$F$156])+SUMIF([.$D$4:.$D$156];&quot;=&quot;&amp;[.H10];[.$E$4:.$E$156])" office:value-type="float" office:value="23" calcext:value-type="float">
            <text:p>23</text:p>
          </table:table-cell>
          <table:table-cell table:formula="of:=SUMIFS([.$E$4:.$E$156];[.$C$4:.$C$156];&quot;=&quot;&amp;[.H10])" office:value-type="float" office:value="13" calcext:value-type="float">
            <text:p>13</text:p>
          </table:table-cell>
          <table:table-cell table:formula="of:=SUMIFS([.$F$4:.$F$156];[.$C$4:.$C$156];&quot;=&quot;&amp;[.H10])" office:value-type="float" office:value="11" calcext:value-type="float">
            <text:p>11</text:p>
          </table:table-cell>
          <table:table-cell table:formula="of:=SUMIFS([.$F$4:.$F$156];[.$D$4:.$D$156];&quot;=&quot;&amp;[.H10])" office:value-type="float" office:value="12" calcext:value-type="float">
            <text:p>12</text:p>
          </table:table-cell>
          <table:table-cell table:formula="of:=SUMIFS([.$E$4:.$E$156];[.$D$4:.$D$156];&quot;=&quot;&amp;[.H10])" office:value-type="float" office:value="12" calcext:value-type="float">
            <text:p>12</text:p>
          </table:table-cell>
          <table:table-cell table:formula="of:=[.L10]/[.I10]" office:value-type="float" office:value="0.764705882352941" calcext:value-type="float">
            <text:p>0.764705882352941</text:p>
          </table:table-cell>
          <table:table-cell table:formula="of:=[.M10]/[.I10]" office:value-type="float" office:value="0.647058823529412" calcext:value-type="float">
            <text:p>0.647058823529412</text:p>
          </table:table-cell>
          <table:table-cell table:formula="of:=[.N10]/[.I10]" office:value-type="float" office:value="0.705882352941176" calcext:value-type="float">
            <text:p>0.705882352941176</text:p>
          </table:table-cell>
          <table:table-cell table:formula="of:=[.O10]/[.I10]" office:value-type="float" office:value="0.705882352941176" calcext:value-type="float">
            <text:p>0.705882352941176</text:p>
          </table:table-cell>
          <table:table-cell table:formula="of:=[.P10]/[.$P$24]" office:value-type="float" office:value="0.995744680851064" calcext:value-type="float">
            <text:p>0.995744680851064</text:p>
          </table:table-cell>
          <table:table-cell table:formula="of:=[.Q10]/[.$Q$24]" office:value-type="float" office:value="1.07027027027027" calcext:value-type="float">
            <text:p>1.07027027027027</text:p>
          </table:table-cell>
          <table:table-cell table:formula="of:=[.R10]/[.$R$24]" office:value-type="float" office:value="1.18032786885246" calcext:value-type="float">
            <text:p>1.18032786885246</text:p>
          </table:table-cell>
          <table:table-cell table:style-name="ce25" table:formula="of:=[.S10]/[.$S$24]" office:value-type="float" office:value="0.927038626609442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Monterre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uadalajara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1])" office:value-type="float" office:value="19" calcext:value-type="float">
            <text:p>19</text:p>
          </table:table-cell>
          <table:table-cell table:style-name="ce21" table:formula="of:=SUMIF([.$C$4:.$C$156];&quot;=&quot;&amp;[.H11];[.$F$4:.$F$156])+SUMIF([.$D$4:.$D$156];&quot;=&quot;&amp;[.H11];[.$E$4:.$E$156])" office:value-type="float" office:value="16" calcext:value-type="float">
            <text:p>16</text:p>
          </table:table-cell>
          <table:table-cell table:formula="of:=SUMIFS([.$E$4:.$E$156];[.$C$4:.$C$156];&quot;=&quot;&amp;[.H11])" office:value-type="float" office:value="7" calcext:value-type="float">
            <text:p>7</text:p>
          </table:table-cell>
          <table:table-cell table:formula="of:=SUMIFS([.$F$4:.$F$156];[.$C$4:.$C$156];&quot;=&quot;&amp;[.H11])" office:value-type="float" office:value="6" calcext:value-type="float">
            <text:p>6</text:p>
          </table:table-cell>
          <table:table-cell table:formula="of:=SUMIFS([.$F$4:.$F$156];[.$D$4:.$D$156];&quot;=&quot;&amp;[.H11])" office:value-type="float" office:value="12" calcext:value-type="float">
            <text:p>12</text:p>
          </table:table-cell>
          <table:table-cell table:formula="of:=SUMIFS([.$E$4:.$E$156];[.$D$4:.$D$156];&quot;=&quot;&amp;[.H11])" office:value-type="float" office:value="10" calcext:value-type="float">
            <text:p>10</text:p>
          </table:table-cell>
          <table:table-cell table:formula="of:=[.L11]/[.I11]" office:value-type="float" office:value="0.411764705882353" calcext:value-type="float">
            <text:p>0.411764705882353</text:p>
          </table:table-cell>
          <table:table-cell table:formula="of:=[.M11]/[.I11]" office:value-type="float" office:value="0.352941176470588" calcext:value-type="float">
            <text:p>0.352941176470588</text:p>
          </table:table-cell>
          <table:table-cell table:formula="of:=[.N11]/[.I11]" office:value-type="float" office:value="0.705882352941176" calcext:value-type="float">
            <text:p>0.705882352941176</text:p>
          </table:table-cell>
          <table:table-cell table:formula="of:=[.O11]/[.I11]" office:value-type="float" office:value="0.588235294117647" calcext:value-type="float">
            <text:p>0.588235294117647</text:p>
          </table:table-cell>
          <table:table-cell table:formula="of:=[.P11]/[.$P$24]" office:value-type="float" office:value="0.536170212765957" calcext:value-type="float">
            <text:p>0.536170212765957</text:p>
          </table:table-cell>
          <table:table-cell table:formula="of:=[.Q11]/[.$Q$24]" office:value-type="float" office:value="0.583783783783784" calcext:value-type="float">
            <text:p>0.583783783783784</text:p>
          </table:table-cell>
          <table:table-cell table:formula="of:=[.R11]/[.$R$24]" office:value-type="float" office:value="1.18032786885246" calcext:value-type="float">
            <text:p>1.18032786885246</text:p>
          </table:table-cell>
          <table:table-cell table:style-name="ce25" table:formula="of:=[.S11]/[.$S$24]" office:value-type="float" office:value="0.772532188841202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Queréta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Monterrey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2])" office:value-type="float" office:value="29" calcext:value-type="float">
            <text:p>29</text:p>
          </table:table-cell>
          <table:table-cell table:style-name="ce21" table:formula="of:=SUMIF([.$C$4:.$C$156];&quot;=&quot;&amp;[.H12];[.$F$4:.$F$156])+SUMIF([.$D$4:.$D$156];&quot;=&quot;&amp;[.H12];[.$E$4:.$E$156])" office:value-type="float" office:value="13" calcext:value-type="float">
            <text:p>13</text:p>
          </table:table-cell>
          <table:table-cell table:formula="of:=SUMIFS([.$E$4:.$E$156];[.$C$4:.$C$156];&quot;=&quot;&amp;[.H12])" office:value-type="float" office:value="14" calcext:value-type="float">
            <text:p>14</text:p>
          </table:table-cell>
          <table:table-cell table:formula="of:=SUMIFS([.$F$4:.$F$156];[.$C$4:.$C$156];&quot;=&quot;&amp;[.H12])" office:value-type="float" office:value="5" calcext:value-type="float">
            <text:p>5</text:p>
          </table:table-cell>
          <table:table-cell table:formula="of:=SUMIFS([.$F$4:.$F$156];[.$D$4:.$D$156];&quot;=&quot;&amp;[.H12])" office:value-type="float" office:value="15" calcext:value-type="float">
            <text:p>15</text:p>
          </table:table-cell>
          <table:table-cell table:formula="of:=SUMIFS([.$E$4:.$E$156];[.$D$4:.$D$156];&quot;=&quot;&amp;[.H12])" office:value-type="float" office:value="8" calcext:value-type="float">
            <text:p>8</text:p>
          </table:table-cell>
          <table:table-cell table:formula="of:=[.L12]/[.I12]" office:value-type="float" office:value="0.823529411764706" calcext:value-type="float">
            <text:p>0.823529411764706</text:p>
          </table:table-cell>
          <table:table-cell table:formula="of:=[.M12]/[.I12]" office:value-type="float" office:value="0.294117647058823" calcext:value-type="float">
            <text:p>0.294117647058823</text:p>
          </table:table-cell>
          <table:table-cell table:formula="of:=[.N12]/[.I12]" office:value-type="float" office:value="0.882352941176471" calcext:value-type="float">
            <text:p>0.882352941176471</text:p>
          </table:table-cell>
          <table:table-cell table:formula="of:=[.O12]/[.I12]" office:value-type="float" office:value="0.470588235294118" calcext:value-type="float">
            <text:p>0.470588235294118</text:p>
          </table:table-cell>
          <table:table-cell table:formula="of:=[.P12]/[.$P$24]" office:value-type="float" office:value="1.07234042553191" calcext:value-type="float">
            <text:p>1.07234042553191</text:p>
          </table:table-cell>
          <table:table-cell table:formula="of:=[.Q12]/[.$Q$24]" office:value-type="float" office:value="0.486486486486486" calcext:value-type="float">
            <text:p>0.486486486486486</text:p>
          </table:table-cell>
          <table:table-cell table:formula="of:=[.R12]/[.$R$24]" office:value-type="float" office:value="1.47540983606557" calcext:value-type="float">
            <text:p>1.47540983606557</text:p>
          </table:table-cell>
          <table:table-cell table:style-name="ce25" table:formula="of:=[.S12]/[.$S$24]" office:value-type="float" office:value="0.618025751072961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Tigres UAN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Cruz Azul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3])" office:value-type="float" office:value="26" calcext:value-type="float">
            <text:p>26</text:p>
          </table:table-cell>
          <table:table-cell table:style-name="ce21" table:formula="of:=SUMIF([.$C$4:.$C$156];&quot;=&quot;&amp;[.H13];[.$F$4:.$F$156])+SUMIF([.$D$4:.$D$156];&quot;=&quot;&amp;[.H13];[.$E$4:.$E$156])" office:value-type="float" office:value="34" calcext:value-type="float">
            <text:p>34</text:p>
          </table:table-cell>
          <table:table-cell table:formula="of:=SUMIFS([.$E$4:.$E$156];[.$C$4:.$C$156];&quot;=&quot;&amp;[.H13])" office:value-type="float" office:value="15" calcext:value-type="float">
            <text:p>15</text:p>
          </table:table-cell>
          <table:table-cell table:formula="of:=SUMIFS([.$F$4:.$F$156];[.$C$4:.$C$156];&quot;=&quot;&amp;[.H13])" office:value-type="float" office:value="12" calcext:value-type="float">
            <text:p>12</text:p>
          </table:table-cell>
          <table:table-cell table:formula="of:=SUMIFS([.$F$4:.$F$156];[.$D$4:.$D$156];&quot;=&quot;&amp;[.H13])" office:value-type="float" office:value="11" calcext:value-type="float">
            <text:p>11</text:p>
          </table:table-cell>
          <table:table-cell table:formula="of:=SUMIFS([.$E$4:.$E$156];[.$D$4:.$D$156];&quot;=&quot;&amp;[.H13])" office:value-type="float" office:value="22" calcext:value-type="float">
            <text:p>22</text:p>
          </table:table-cell>
          <table:table-cell table:formula="of:=[.L13]/[.I13]" office:value-type="float" office:value="0.882352941176471" calcext:value-type="float">
            <text:p>0.882352941176471</text:p>
          </table:table-cell>
          <table:table-cell table:formula="of:=[.M13]/[.I13]" office:value-type="float" office:value="0.705882352941176" calcext:value-type="float">
            <text:p>0.705882352941176</text:p>
          </table:table-cell>
          <table:table-cell table:formula="of:=[.N13]/[.I13]" office:value-type="float" office:value="0.647058823529412" calcext:value-type="float">
            <text:p>0.647058823529412</text:p>
          </table:table-cell>
          <table:table-cell table:formula="of:=[.O13]/[.I13]" office:value-type="float" office:value="1.29411764705882" calcext:value-type="float">
            <text:p>1.29411764705882</text:p>
          </table:table-cell>
          <table:table-cell table:formula="of:=[.P13]/[.$P$24]" office:value-type="float" office:value="1.14893617021277" calcext:value-type="float">
            <text:p>1.14893617021277</text:p>
          </table:table-cell>
          <table:table-cell table:formula="of:=[.Q13]/[.$Q$24]" office:value-type="float" office:value="1.16756756756757" calcext:value-type="float">
            <text:p>1.16756756756757</text:p>
          </table:table-cell>
          <table:table-cell table:formula="of:=[.R13]/[.$R$24]" office:value-type="float" office:value="1.08196721311475" calcext:value-type="float">
            <text:p>1.08196721311475</text:p>
          </table:table-cell>
          <table:table-cell table:style-name="ce25" table:formula="of:=[.S13]/[.$S$24]" office:value-type="float" office:value="1.69957081545064" calcext:value-type="float">
            <text:p>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Santos Lagu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Necaxa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4])" office:value-type="float" office:value="19" calcext:value-type="float">
            <text:p>19</text:p>
          </table:table-cell>
          <table:table-cell table:style-name="ce21" table:formula="of:=SUMIF([.$C$4:.$C$156];&quot;=&quot;&amp;[.H14];[.$F$4:.$F$156])+SUMIF([.$D$4:.$D$156];&quot;=&quot;&amp;[.H14];[.$E$4:.$E$156])" office:value-type="float" office:value="26" calcext:value-type="float">
            <text:p>26</text:p>
          </table:table-cell>
          <table:table-cell table:formula="of:=SUMIFS([.$E$4:.$E$156];[.$C$4:.$C$156];&quot;=&quot;&amp;[.H14])" office:value-type="float" office:value="11" calcext:value-type="float">
            <text:p>11</text:p>
          </table:table-cell>
          <table:table-cell table:formula="of:=SUMIFS([.$F$4:.$F$156];[.$C$4:.$C$156];&quot;=&quot;&amp;[.H14])" office:value-type="float" office:value="15" calcext:value-type="float">
            <text:p>15</text:p>
          </table:table-cell>
          <table:table-cell table:formula="of:=SUMIFS([.$F$4:.$F$156];[.$D$4:.$D$156];&quot;=&quot;&amp;[.H14])" office:value-type="float" office:value="8" calcext:value-type="float">
            <text:p>8</text:p>
          </table:table-cell>
          <table:table-cell table:formula="of:=SUMIFS([.$E$4:.$E$156];[.$D$4:.$D$156];&quot;=&quot;&amp;[.H14])" office:value-type="float" office:value="11" calcext:value-type="float">
            <text:p>11</text:p>
          </table:table-cell>
          <table:table-cell table:formula="of:=[.L14]/[.I14]" office:value-type="float" office:value="0.647058823529412" calcext:value-type="float">
            <text:p>0.647058823529412</text:p>
          </table:table-cell>
          <table:table-cell table:formula="of:=[.M14]/[.I14]" office:value-type="float" office:value="0.882352941176471" calcext:value-type="float">
            <text:p>0.882352941176471</text:p>
          </table:table-cell>
          <table:table-cell table:formula="of:=[.N14]/[.I14]" office:value-type="float" office:value="0.470588235294118" calcext:value-type="float">
            <text:p>0.470588235294118</text:p>
          </table:table-cell>
          <table:table-cell table:formula="of:=[.O14]/[.I14]" office:value-type="float" office:value="0.647058823529412" calcext:value-type="float">
            <text:p>0.647058823529412</text:p>
          </table:table-cell>
          <table:table-cell table:formula="of:=[.P14]/[.$P$24]" office:value-type="float" office:value="0.842553191489362" calcext:value-type="float">
            <text:p>0.842553191489362</text:p>
          </table:table-cell>
          <table:table-cell table:formula="of:=[.Q14]/[.$Q$24]" office:value-type="float" office:value="1.45945945945946" calcext:value-type="float">
            <text:p>1.45945945945946</text:p>
          </table:table-cell>
          <table:table-cell table:formula="of:=[.R14]/[.$R$24]" office:value-type="float" office:value="0.786885245901639" calcext:value-type="float">
            <text:p>0.786885245901639</text:p>
          </table:table-cell>
          <table:table-cell table:style-name="ce25" table:formula="of:=[.S14]/[.$S$24]" office:value-type="float" office:value="0.849785407725322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Juáre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San Luis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5])" office:value-type="float" office:value="15" calcext:value-type="float">
            <text:p>15</text:p>
          </table:table-cell>
          <table:table-cell table:style-name="ce21" table:formula="of:=SUMIF([.$C$4:.$C$156];&quot;=&quot;&amp;[.H15];[.$F$4:.$F$156])+SUMIF([.$D$4:.$D$156];&quot;=&quot;&amp;[.H15];[.$E$4:.$E$156])" office:value-type="float" office:value="23" calcext:value-type="float">
            <text:p>23</text:p>
          </table:table-cell>
          <table:table-cell table:formula="of:=SUMIFS([.$E$4:.$E$156];[.$C$4:.$C$156];&quot;=&quot;&amp;[.H15])" office:value-type="float" office:value="7" calcext:value-type="float">
            <text:p>7</text:p>
          </table:table-cell>
          <table:table-cell table:formula="of:=SUMIFS([.$F$4:.$F$156];[.$C$4:.$C$156];&quot;=&quot;&amp;[.H15])" office:value-type="float" office:value="12" calcext:value-type="float">
            <text:p>12</text:p>
          </table:table-cell>
          <table:table-cell table:formula="of:=SUMIFS([.$F$4:.$F$156];[.$D$4:.$D$156];&quot;=&quot;&amp;[.H15])" office:value-type="float" office:value="8" calcext:value-type="float">
            <text:p>8</text:p>
          </table:table-cell>
          <table:table-cell table:formula="of:=SUMIFS([.$E$4:.$E$156];[.$D$4:.$D$156];&quot;=&quot;&amp;[.H15])" office:value-type="float" office:value="11" calcext:value-type="float">
            <text:p>11</text:p>
          </table:table-cell>
          <table:table-cell table:formula="of:=[.L15]/[.I15]" office:value-type="float" office:value="0.411764705882353" calcext:value-type="float">
            <text:p>0.411764705882353</text:p>
          </table:table-cell>
          <table:table-cell table:formula="of:=[.M15]/[.I15]" office:value-type="float" office:value="0.705882352941176" calcext:value-type="float">
            <text:p>0.705882352941176</text:p>
          </table:table-cell>
          <table:table-cell table:formula="of:=[.N15]/[.I15]" office:value-type="float" office:value="0.470588235294118" calcext:value-type="float">
            <text:p>0.470588235294118</text:p>
          </table:table-cell>
          <table:table-cell table:formula="of:=[.O15]/[.I15]" office:value-type="float" office:value="0.647058823529412" calcext:value-type="float">
            <text:p>0.647058823529412</text:p>
          </table:table-cell>
          <table:table-cell table:formula="of:=[.P15]/[.$P$24]" office:value-type="float" office:value="0.536170212765957" calcext:value-type="float">
            <text:p>0.536170212765957</text:p>
          </table:table-cell>
          <table:table-cell table:formula="of:=[.Q15]/[.$Q$24]" office:value-type="float" office:value="1.16756756756757" calcext:value-type="float">
            <text:p>1.16756756756757</text:p>
          </table:table-cell>
          <table:table-cell table:formula="of:=[.R15]/[.$R$24]" office:value-type="float" office:value="0.786885245901639" calcext:value-type="float">
            <text:p>0.786885245901639</text:p>
          </table:table-cell>
          <table:table-cell table:style-name="ce25" table:formula="of:=[.S15]/[.$S$24]" office:value-type="float" office:value="0.849785407725322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Pumas UNA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Pumas UNAM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6])" office:value-type="float" office:value="25" calcext:value-type="float">
            <text:p>25</text:p>
          </table:table-cell>
          <table:table-cell table:style-name="ce21" table:formula="of:=SUMIF([.$C$4:.$C$156];&quot;=&quot;&amp;[.H16];[.$F$4:.$F$156])+SUMIF([.$D$4:.$D$156];&quot;=&quot;&amp;[.H16];[.$E$4:.$E$156])" office:value-type="float" office:value="32" calcext:value-type="float">
            <text:p>32</text:p>
          </table:table-cell>
          <table:table-cell table:formula="of:=SUMIFS([.$E$4:.$E$156];[.$C$4:.$C$156];&quot;=&quot;&amp;[.H16])" office:value-type="float" office:value="15" calcext:value-type="float">
            <text:p>15</text:p>
          </table:table-cell>
          <table:table-cell table:formula="of:=SUMIFS([.$F$4:.$F$156];[.$C$4:.$C$156];&quot;=&quot;&amp;[.H16])" office:value-type="float" office:value="16" calcext:value-type="float">
            <text:p>16</text:p>
          </table:table-cell>
          <table:table-cell table:formula="of:=SUMIFS([.$F$4:.$F$156];[.$D$4:.$D$156];&quot;=&quot;&amp;[.H16])" office:value-type="float" office:value="10" calcext:value-type="float">
            <text:p>10</text:p>
          </table:table-cell>
          <table:table-cell table:formula="of:=SUMIFS([.$E$4:.$E$156];[.$D$4:.$D$156];&quot;=&quot;&amp;[.H16])" office:value-type="float" office:value="16" calcext:value-type="float">
            <text:p>16</text:p>
          </table:table-cell>
          <table:table-cell table:formula="of:=[.L16]/[.I16]" office:value-type="float" office:value="0.882352941176471" calcext:value-type="float">
            <text:p>0.882352941176471</text:p>
          </table:table-cell>
          <table:table-cell table:formula="of:=[.M16]/[.I16]" office:value-type="float" office:value="0.941176470588235" calcext:value-type="float">
            <text:p>0.941176470588235</text:p>
          </table:table-cell>
          <table:table-cell table:formula="of:=[.N16]/[.I16]" office:value-type="float" office:value="0.588235294117647" calcext:value-type="float">
            <text:p>0.588235294117647</text:p>
          </table:table-cell>
          <table:table-cell table:formula="of:=[.O16]/[.I16]" office:value-type="float" office:value="0.941176470588235" calcext:value-type="float">
            <text:p>0.941176470588235</text:p>
          </table:table-cell>
          <table:table-cell table:formula="of:=[.P16]/[.$P$24]" office:value-type="float" office:value="1.14893617021277" calcext:value-type="float">
            <text:p>1.14893617021277</text:p>
          </table:table-cell>
          <table:table-cell table:formula="of:=[.Q16]/[.$Q$24]" office:value-type="float" office:value="1.55675675675676" calcext:value-type="float">
            <text:p>1.55675675675676</text:p>
          </table:table-cell>
          <table:table-cell table:formula="of:=[.R16]/[.$R$24]" office:value-type="float" office:value="0.983606557377049" calcext:value-type="float">
            <text:p>0.983606557377049</text:p>
          </table:table-cell>
          <table:table-cell table:style-name="ce25" table:formula="of:=[.S16]/[.$S$24]" office:value-type="float" office:value="1.23605150214592" calcext:value-type="float">
            <text:p>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San Lu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Mazatlán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7])" office:value-type="float" office:value="15" calcext:value-type="float">
            <text:p>15</text:p>
          </table:table-cell>
          <table:table-cell table:style-name="ce21" table:formula="of:=SUMIF([.$C$4:.$C$156];&quot;=&quot;&amp;[.H17];[.$F$4:.$F$156])+SUMIF([.$D$4:.$D$156];&quot;=&quot;&amp;[.H17];[.$E$4:.$E$156])" office:value-type="float" office:value="19" calcext:value-type="float">
            <text:p>19</text:p>
          </table:table-cell>
          <table:table-cell table:formula="of:=SUMIFS([.$E$4:.$E$156];[.$C$4:.$C$156];&quot;=&quot;&amp;[.H17])" office:value-type="float" office:value="9" calcext:value-type="float">
            <text:p>9</text:p>
          </table:table-cell>
          <table:table-cell table:formula="of:=SUMIFS([.$F$4:.$F$156];[.$C$4:.$C$156];&quot;=&quot;&amp;[.H17])" office:value-type="float" office:value="12" calcext:value-type="float">
            <text:p>12</text:p>
          </table:table-cell>
          <table:table-cell table:formula="of:=SUMIFS([.$F$4:.$F$156];[.$D$4:.$D$156];&quot;=&quot;&amp;[.H17])" office:value-type="float" office:value="6" calcext:value-type="float">
            <text:p>6</text:p>
          </table:table-cell>
          <table:table-cell table:formula="of:=SUMIFS([.$E$4:.$E$156];[.$D$4:.$D$156];&quot;=&quot;&amp;[.H17])" office:value-type="float" office:value="7" calcext:value-type="float">
            <text:p>7</text:p>
          </table:table-cell>
          <table:table-cell table:formula="of:=[.L17]/[.I17]" office:value-type="float" office:value="0.529411764705882" calcext:value-type="float">
            <text:p>0.529411764705882</text:p>
          </table:table-cell>
          <table:table-cell table:formula="of:=[.M17]/[.I17]" office:value-type="float" office:value="0.705882352941176" calcext:value-type="float">
            <text:p>0.705882352941176</text:p>
          </table:table-cell>
          <table:table-cell table:formula="of:=[.N17]/[.I17]" office:value-type="float" office:value="0.352941176470588" calcext:value-type="float">
            <text:p>0.352941176470588</text:p>
          </table:table-cell>
          <table:table-cell table:formula="of:=[.O17]/[.I17]" office:value-type="float" office:value="0.411764705882353" calcext:value-type="float">
            <text:p>0.411764705882353</text:p>
          </table:table-cell>
          <table:table-cell table:formula="of:=[.P17]/[.$P$24]" office:value-type="float" office:value="0.68936170212766" calcext:value-type="float">
            <text:p>0.68936170212766</text:p>
          </table:table-cell>
          <table:table-cell table:formula="of:=[.Q17]/[.$Q$24]" office:value-type="float" office:value="1.16756756756757" calcext:value-type="float">
            <text:p>1.16756756756757</text:p>
          </table:table-cell>
          <table:table-cell table:formula="of:=[.R17]/[.$R$24]" office:value-type="float" office:value="0.590163934426229" calcext:value-type="float">
            <text:p>0.590163934426229</text:p>
          </table:table-cell>
          <table:table-cell table:style-name="ce25" table:formula="of:=[.S17]/[.$S$24]" office:value-type="float" office:value="0.540772532188841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Pachu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eón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8])" office:value-type="float" office:value="26" calcext:value-type="float">
            <text:p>26</text:p>
          </table:table-cell>
          <table:table-cell table:style-name="ce21" table:formula="of:=SUMIF([.$C$4:.$C$156];&quot;=&quot;&amp;[.H18];[.$F$4:.$F$156])+SUMIF([.$D$4:.$D$156];&quot;=&quot;&amp;[.H18];[.$E$4:.$E$156])" office:value-type="float" office:value="27" calcext:value-type="float">
            <text:p>27</text:p>
          </table:table-cell>
          <table:table-cell table:formula="of:=SUMIFS([.$E$4:.$E$156];[.$C$4:.$C$156];&quot;=&quot;&amp;[.H18])" office:value-type="float" office:value="17" calcext:value-type="float">
            <text:p>17</text:p>
          </table:table-cell>
          <table:table-cell table:formula="of:=SUMIFS([.$F$4:.$F$156];[.$C$4:.$C$156];&quot;=&quot;&amp;[.H18])" office:value-type="float" office:value="12" calcext:value-type="float">
            <text:p>12</text:p>
          </table:table-cell>
          <table:table-cell table:formula="of:=SUMIFS([.$F$4:.$F$156];[.$D$4:.$D$156];&quot;=&quot;&amp;[.H18])" office:value-type="float" office:value="9" calcext:value-type="float">
            <text:p>9</text:p>
          </table:table-cell>
          <table:table-cell table:formula="of:=SUMIFS([.$E$4:.$E$156];[.$D$4:.$D$156];&quot;=&quot;&amp;[.H18])" office:value-type="float" office:value="15" calcext:value-type="float">
            <text:p>15</text:p>
          </table:table-cell>
          <table:table-cell table:formula="of:=[.L18]/[.I18]" office:value-type="float" office:value="1" calcext:value-type="float">
            <text:p>1</text:p>
          </table:table-cell>
          <table:table-cell table:formula="of:=[.M18]/[.I18]" office:value-type="float" office:value="0.705882352941176" calcext:value-type="float">
            <text:p>0.705882352941176</text:p>
          </table:table-cell>
          <table:table-cell table:formula="of:=[.N18]/[.I18]" office:value-type="float" office:value="0.529411764705882" calcext:value-type="float">
            <text:p>0.529411764705882</text:p>
          </table:table-cell>
          <table:table-cell table:formula="of:=[.O18]/[.I18]" office:value-type="float" office:value="0.882352941176471" calcext:value-type="float">
            <text:p>0.882352941176471</text:p>
          </table:table-cell>
          <table:table-cell table:formula="of:=[.P18]/[.$P$24]" office:value-type="float" office:value="1.30212765957447" calcext:value-type="float">
            <text:p>1.30212765957447</text:p>
          </table:table-cell>
          <table:table-cell table:formula="of:=[.Q18]/[.$Q$24]" office:value-type="float" office:value="1.16756756756757" calcext:value-type="float">
            <text:p>1.16756756756757</text:p>
          </table:table-cell>
          <table:table-cell table:formula="of:=[.R18]/[.$R$24]" office:value-type="float" office:value="0.885245901639344" calcext:value-type="float">
            <text:p>0.885245901639344</text:p>
          </table:table-cell>
          <table:table-cell table:style-name="ce25" table:formula="of:=[.S18]/[.$S$24]" office:value-type="float" office:value="1.1587982832618" calcext:value-type="float">
            <text:p>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lub Améric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Santos Laguna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19])" office:value-type="float" office:value="35" calcext:value-type="float">
            <text:p>35</text:p>
          </table:table-cell>
          <table:table-cell table:style-name="ce21" table:formula="of:=SUMIF([.$C$4:.$C$156];&quot;=&quot;&amp;[.H19];[.$F$4:.$F$156])+SUMIF([.$D$4:.$D$156];&quot;=&quot;&amp;[.H19];[.$E$4:.$E$156])" office:value-type="float" office:value="21" calcext:value-type="float">
            <text:p>21</text:p>
          </table:table-cell>
          <table:table-cell table:formula="of:=SUMIFS([.$E$4:.$E$156];[.$C$4:.$C$156];&quot;=&quot;&amp;[.H19])" office:value-type="float" office:value="21" calcext:value-type="float">
            <text:p>21</text:p>
          </table:table-cell>
          <table:table-cell table:formula="of:=SUMIFS([.$F$4:.$F$156];[.$C$4:.$C$156];&quot;=&quot;&amp;[.H19])" office:value-type="float" office:value="7" calcext:value-type="float">
            <text:p>7</text:p>
          </table:table-cell>
          <table:table-cell table:formula="of:=SUMIFS([.$F$4:.$F$156];[.$D$4:.$D$156];&quot;=&quot;&amp;[.H19])" office:value-type="float" office:value="14" calcext:value-type="float">
            <text:p>14</text:p>
          </table:table-cell>
          <table:table-cell table:formula="of:=SUMIFS([.$E$4:.$E$156];[.$D$4:.$D$156];&quot;=&quot;&amp;[.H19])" office:value-type="float" office:value="14" calcext:value-type="float">
            <text:p>14</text:p>
          </table:table-cell>
          <table:table-cell table:formula="of:=[.L19]/[.I19]" office:value-type="float" office:value="1.23529411764706" calcext:value-type="float">
            <text:p>1.23529411764706</text:p>
          </table:table-cell>
          <table:table-cell table:formula="of:=[.M19]/[.I19]" office:value-type="float" office:value="0.411764705882353" calcext:value-type="float">
            <text:p>0.411764705882353</text:p>
          </table:table-cell>
          <table:table-cell table:formula="of:=[.N19]/[.I19]" office:value-type="float" office:value="0.823529411764706" calcext:value-type="float">
            <text:p>0.823529411764706</text:p>
          </table:table-cell>
          <table:table-cell table:formula="of:=[.O19]/[.I19]" office:value-type="float" office:value="0.823529411764706" calcext:value-type="float">
            <text:p>0.823529411764706</text:p>
          </table:table-cell>
          <table:table-cell table:formula="of:=[.P19]/[.$P$24]" office:value-type="float" office:value="1.60851063829787" calcext:value-type="float">
            <text:p>1.60851063829787</text:p>
          </table:table-cell>
          <table:table-cell table:formula="of:=[.Q19]/[.$Q$24]" office:value-type="float" office:value="0.681081081081081" calcext:value-type="float">
            <text:p>0.681081081081081</text:p>
          </table:table-cell>
          <table:table-cell table:formula="of:=[.R19]/[.$R$24]" office:value-type="float" office:value="1.37704918032787" calcext:value-type="float">
            <text:p>1.37704918032787</text:p>
          </table:table-cell>
          <table:table-cell table:style-name="ce25" table:formula="of:=[.S19]/[.$S$24]" office:value-type="float" office:value="1.08154506437768" calcext:value-type="float">
            <text:p>1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Atl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Toluca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20])" office:value-type="float" office:value="27" calcext:value-type="float">
            <text:p>27</text:p>
          </table:table-cell>
          <table:table-cell table:style-name="ce21" table:formula="of:=SUMIF([.$C$4:.$C$156];&quot;=&quot;&amp;[.H20];[.$F$4:.$F$156])+SUMIF([.$D$4:.$D$156];&quot;=&quot;&amp;[.H20];[.$E$4:.$E$156])" office:value-type="float" office:value="23" calcext:value-type="float">
            <text:p>23</text:p>
          </table:table-cell>
          <table:table-cell table:formula="of:=SUMIFS([.$E$4:.$E$156];[.$C$4:.$C$156];&quot;=&quot;&amp;[.H20])" office:value-type="float" office:value="17" calcext:value-type="float">
            <text:p>17</text:p>
          </table:table-cell>
          <table:table-cell table:formula="of:=SUMIFS([.$F$4:.$F$156];[.$C$4:.$C$156];&quot;=&quot;&amp;[.H20])" office:value-type="float" office:value="13" calcext:value-type="float">
            <text:p>13</text:p>
          </table:table-cell>
          <table:table-cell table:formula="of:=SUMIFS([.$F$4:.$F$156];[.$D$4:.$D$156];&quot;=&quot;&amp;[.H20])" office:value-type="float" office:value="10" calcext:value-type="float">
            <text:p>10</text:p>
          </table:table-cell>
          <table:table-cell table:formula="of:=SUMIFS([.$E$4:.$E$156];[.$D$4:.$D$156];&quot;=&quot;&amp;[.H20])" office:value-type="float" office:value="10" calcext:value-type="float">
            <text:p>10</text:p>
          </table:table-cell>
          <table:table-cell table:formula="of:=[.L20]/[.I20]" office:value-type="float" office:value="1" calcext:value-type="float">
            <text:p>1</text:p>
          </table:table-cell>
          <table:table-cell table:formula="of:=[.M20]/[.I20]" office:value-type="float" office:value="0.764705882352941" calcext:value-type="float">
            <text:p>0.764705882352941</text:p>
          </table:table-cell>
          <table:table-cell table:formula="of:=[.N20]/[.I20]" office:value-type="float" office:value="0.588235294117647" calcext:value-type="float">
            <text:p>0.588235294117647</text:p>
          </table:table-cell>
          <table:table-cell table:formula="of:=[.O20]/[.I20]" office:value-type="float" office:value="0.588235294117647" calcext:value-type="float">
            <text:p>0.588235294117647</text:p>
          </table:table-cell>
          <table:table-cell table:formula="of:=[.P20]/[.$P$24]" office:value-type="float" office:value="1.30212765957447" calcext:value-type="float">
            <text:p>1.30212765957447</text:p>
          </table:table-cell>
          <table:table-cell table:formula="of:=[.Q20]/[.$Q$24]" office:value-type="float" office:value="1.26486486486486" calcext:value-type="float">
            <text:p>1.26486486486486</text:p>
          </table:table-cell>
          <table:table-cell table:formula="of:=[.R20]/[.$R$24]" office:value-type="float" office:value="0.983606557377049" calcext:value-type="float">
            <text:p>0.983606557377049</text:p>
          </table:table-cell>
          <table:table-cell table:style-name="ce25" table:formula="of:=[.S20]/[.$S$24]" office:value-type="float" office:value="0.772532188841202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Neca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Querétaro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21])" office:value-type="float" office:value="19" calcext:value-type="float">
            <text:p>19</text:p>
          </table:table-cell>
          <table:table-cell table:style-name="ce21" table:formula="of:=SUMIF([.$C$4:.$C$156];&quot;=&quot;&amp;[.H21];[.$F$4:.$F$156])+SUMIF([.$D$4:.$D$156];&quot;=&quot;&amp;[.H21];[.$E$4:.$E$156])" office:value-type="float" office:value="39" calcext:value-type="float">
            <text:p>39</text:p>
          </table:table-cell>
          <table:table-cell table:formula="of:=SUMIFS([.$E$4:.$E$156];[.$C$4:.$C$156];&quot;=&quot;&amp;[.H21])" office:value-type="float" office:value="10" calcext:value-type="float">
            <text:p>10</text:p>
          </table:table-cell>
          <table:table-cell table:formula="of:=SUMIFS([.$F$4:.$F$156];[.$C$4:.$C$156];&quot;=&quot;&amp;[.H21])" office:value-type="float" office:value="13" calcext:value-type="float">
            <text:p>13</text:p>
          </table:table-cell>
          <table:table-cell table:formula="of:=SUMIFS([.$F$4:.$F$156];[.$D$4:.$D$156];&quot;=&quot;&amp;[.H21])" office:value-type="float" office:value="9" calcext:value-type="float">
            <text:p>9</text:p>
          </table:table-cell>
          <table:table-cell table:formula="of:=SUMIFS([.$E$4:.$E$156];[.$D$4:.$D$156];&quot;=&quot;&amp;[.H21])" office:value-type="float" office:value="26" calcext:value-type="float">
            <text:p>26</text:p>
          </table:table-cell>
          <table:table-cell table:formula="of:=[.L21]/[.I21]" office:value-type="float" office:value="0.588235294117647" calcext:value-type="float">
            <text:p>0.588235294117647</text:p>
          </table:table-cell>
          <table:table-cell table:formula="of:=[.M21]/[.I21]" office:value-type="float" office:value="0.764705882352941" calcext:value-type="float">
            <text:p>0.764705882352941</text:p>
          </table:table-cell>
          <table:table-cell table:formula="of:=[.N21]/[.I21]" office:value-type="float" office:value="0.529411764705882" calcext:value-type="float">
            <text:p>0.529411764705882</text:p>
          </table:table-cell>
          <table:table-cell table:formula="of:=[.O21]/[.I21]" office:value-type="float" office:value="1.52941176470588" calcext:value-type="float">
            <text:p>1.52941176470588</text:p>
          </table:table-cell>
          <table:table-cell table:formula="of:=[.P21]/[.$P$24]" office:value-type="float" office:value="0.765957446808511" calcext:value-type="float">
            <text:p>0.765957446808511</text:p>
          </table:table-cell>
          <table:table-cell table:formula="of:=[.Q21]/[.$Q$24]" office:value-type="float" office:value="1.26486486486486" calcext:value-type="float">
            <text:p>1.26486486486486</text:p>
          </table:table-cell>
          <table:table-cell table:formula="of:=[.R21]/[.$R$24]" office:value-type="float" office:value="0.885245901639344" calcext:value-type="float">
            <text:p>0.885245901639344</text:p>
          </table:table-cell>
          <table:table-cell table:style-name="ce25" table:formula="of:=[.S21]/[.$S$24]" office:value-type="float" office:value="2.00858369098712" calcext:value-type="float">
            <text:p>2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Le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Club Tijuana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22])" office:value-type="float" office:value="16" calcext:value-type="float">
            <text:p>16</text:p>
          </table:table-cell>
          <table:table-cell table:style-name="ce21" table:formula="of:=SUMIF([.$C$4:.$C$156];&quot;=&quot;&amp;[.H22];[.$F$4:.$F$156])+SUMIF([.$D$4:.$D$156];&quot;=&quot;&amp;[.H22];[.$E$4:.$E$156])" office:value-type="float" office:value="31" calcext:value-type="float">
            <text:p>31</text:p>
          </table:table-cell>
          <table:table-cell table:formula="of:=SUMIFS([.$E$4:.$E$156];[.$C$4:.$C$156];&quot;=&quot;&amp;[.H22])" office:value-type="float" office:value="9" calcext:value-type="float">
            <text:p>9</text:p>
          </table:table-cell>
          <table:table-cell table:formula="of:=SUMIFS([.$F$4:.$F$156];[.$C$4:.$C$156];&quot;=&quot;&amp;[.H22])" office:value-type="float" office:value="13" calcext:value-type="float">
            <text:p>13</text:p>
          </table:table-cell>
          <table:table-cell table:formula="of:=SUMIFS([.$F$4:.$F$156];[.$D$4:.$D$156];&quot;=&quot;&amp;[.H22])" office:value-type="float" office:value="7" calcext:value-type="float">
            <text:p>7</text:p>
          </table:table-cell>
          <table:table-cell table:formula="of:=SUMIFS([.$E$4:.$E$156];[.$D$4:.$D$156];&quot;=&quot;&amp;[.H22])" office:value-type="float" office:value="18" calcext:value-type="float">
            <text:p>18</text:p>
          </table:table-cell>
          <table:table-cell table:formula="of:=[.L22]/[.I22]" office:value-type="float" office:value="0.529411764705882" calcext:value-type="float">
            <text:p>0.529411764705882</text:p>
          </table:table-cell>
          <table:table-cell table:formula="of:=[.M22]/[.I22]" office:value-type="float" office:value="0.764705882352941" calcext:value-type="float">
            <text:p>0.764705882352941</text:p>
          </table:table-cell>
          <table:table-cell table:formula="of:=[.N22]/[.I22]" office:value-type="float" office:value="0.411764705882353" calcext:value-type="float">
            <text:p>0.411764705882353</text:p>
          </table:table-cell>
          <table:table-cell table:formula="of:=[.O22]/[.I22]" office:value-type="float" office:value="1.05882352941176" calcext:value-type="float">
            <text:p>1.05882352941176</text:p>
          </table:table-cell>
          <table:table-cell table:formula="of:=[.P22]/[.$P$24]" office:value-type="float" office:value="0.68936170212766" calcext:value-type="float">
            <text:p>0.68936170212766</text:p>
          </table:table-cell>
          <table:table-cell table:formula="of:=[.Q22]/[.$Q$24]" office:value-type="float" office:value="1.26486486486486" calcext:value-type="float">
            <text:p>1.26486486486486</text:p>
          </table:table-cell>
          <table:table-cell table:formula="of:=[.R22]/[.$R$24]" office:value-type="float" office:value="0.688524590163934" calcext:value-type="float">
            <text:p>0.688524590163934</text:p>
          </table:table-cell>
          <table:table-cell table:style-name="ce25" table:formula="of:=[.S22]/[.$S$24]" office:value-type="float" office:value="1.39055793991416" calcext:value-type="float">
            <text:p>1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Queréta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Juárez</text:p>
          </table:table-cell>
          <table:table-cell table:style-name="ce21" table:formula="of:=INT(SUM([.$A$4:.$A$156])/9)" office:value-type="float" office:value="17" calcext:value-type="float">
            <text:p>17</text:p>
          </table:table-cell>
          <table:table-cell table:style-name="ce21" table:formula="of:=SUMIFS([.$E$4:.$F$156];[.$C$4:.$D$156];&quot;=&quot;&amp;[.H23])" office:value-type="float" office:value="17" calcext:value-type="float">
            <text:p>17</text:p>
          </table:table-cell>
          <table:table-cell table:style-name="ce21" table:formula="of:=SUMIF([.$C$4:.$C$156];&quot;=&quot;&amp;[.H23];[.$F$4:.$F$156])+SUMIF([.$D$4:.$D$156];&quot;=&quot;&amp;[.H23];[.$E$4:.$E$156])" office:value-type="float" office:value="18" calcext:value-type="float">
            <text:p>18</text:p>
          </table:table-cell>
          <table:table-cell table:formula="of:=SUMIFS([.$E$4:.$E$156];[.$C$4:.$C$156];&quot;=&quot;&amp;[.H23])" office:value-type="float" office:value="11" calcext:value-type="float">
            <text:p>11</text:p>
          </table:table-cell>
          <table:table-cell table:formula="of:=SUMIFS([.$F$4:.$F$156];[.$C$4:.$C$156];&quot;=&quot;&amp;[.H23])" office:value-type="float" office:value="10" calcext:value-type="float">
            <text:p>10</text:p>
          </table:table-cell>
          <table:table-cell table:formula="of:=SUMIFS([.$F$4:.$F$156];[.$D$4:.$D$156];&quot;=&quot;&amp;[.H23])" office:value-type="float" office:value="6" calcext:value-type="float">
            <text:p>6</text:p>
          </table:table-cell>
          <table:table-cell table:formula="of:=SUMIFS([.$E$4:.$E$156];[.$D$4:.$D$156];&quot;=&quot;&amp;[.H23])" office:value-type="float" office:value="8" calcext:value-type="float">
            <text:p>8</text:p>
          </table:table-cell>
          <table:table-cell table:formula="of:=[.L23]/[.I23]" office:value-type="float" office:value="0.647058823529412" calcext:value-type="float">
            <text:p>0.647058823529412</text:p>
          </table:table-cell>
          <table:table-cell table:formula="of:=[.M23]/[.I23]" office:value-type="float" office:value="0.588235294117647" calcext:value-type="float">
            <text:p>0.588235294117647</text:p>
          </table:table-cell>
          <table:table-cell table:formula="of:=[.N23]/[.I23]" office:value-type="float" office:value="0.352941176470588" calcext:value-type="float">
            <text:p>0.352941176470588</text:p>
          </table:table-cell>
          <table:table-cell table:formula="of:=[.O23]/[.I23]" office:value-type="float" office:value="0.470588235294118" calcext:value-type="float">
            <text:p>0.470588235294118</text:p>
          </table:table-cell>
          <table:table-cell table:formula="of:=[.P23]/[.$P$24]" office:value-type="float" office:value="0.842553191489362" calcext:value-type="float">
            <text:p>0.842553191489362</text:p>
          </table:table-cell>
          <table:table-cell table:formula="of:=[.Q23]/[.$Q$24]" office:value-type="float" office:value="0.972972972972973" calcext:value-type="float">
            <text:p>0.972972972972973</text:p>
          </table:table-cell>
          <table:table-cell table:formula="of:=[.R23]/[.$R$24]" office:value-type="float" office:value="0.590163934426229" calcext:value-type="float">
            <text:p>0.590163934426229</text:p>
          </table:table-cell>
          <table:table-cell table:style-name="ce25" table:formula="of:=[.S23]/[.$S$24]" office:value-type="float" office:value="0.618025751072961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Cruz Azu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table:formula="of:=SUM([.J6:.J23])" office:value-type="float" office:value="418" calcext:value-type="float">
            <text:p>418</text:p>
          </table:table-cell>
          <table:table-cell table:formula="of:=SUM([.K6:.K23])" office:value-type="float" office:value="418" calcext:value-type="float">
            <text:p>418</text:p>
          </table:table-cell>
          <table:table-cell table:number-columns-repeated="4"/>
          <table:table-cell table:formula="of:=AVERAGE([.P6:.P23])" office:value-type="float" office:value="0.76797385620915" calcext:value-type="float">
            <text:p>0.76797385620915</text:p>
          </table:table-cell>
          <table:table-cell table:formula="of:=AVERAGE([.Q6:.Q23])" office:value-type="float" office:value="0.604575163398693" calcext:value-type="float">
            <text:p>0.604575163398693</text:p>
          </table:table-cell>
          <table:table-cell table:formula="of:=AVERAGE([.R6:.R23])" office:value-type="float" office:value="0.598039215686275" calcext:value-type="float">
            <text:p>0.598039215686275</text:p>
          </table:table-cell>
          <table:table-cell table:formula="of:=AVERAGE([.S6:.S23])" office:value-type="float" office:value="0.761437908496732" calcext:value-type="float">
            <text:p>0.7614379084967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Guadalaja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Necax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medio de goles</text:p>
          </table:table-cell>
          <table:table-cell table:formula="of:=SUM([.E4:.F156])/SUM([.A4:.A156])" office:value-type="float" office:value="2.74509803921569" calcext:value-type="float">
            <text:p>2.74509803921569</text:p>
          </table:table-cell>
          <table:table-cell table:number-columns-repeated="8"/>
          <table:table-cell table:formula="of:=SUM(0.22400085398422;0.22400085398422;0.22400085398422)" office:value-type="float" office:value="0.67200256195266" calcext:value-type="float">
            <text:p>0.672002561952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Tolu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Monterr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caxa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Club Tijua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Mazatlá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ocal</text:p>
          </table:table-cell>
          <table:table-cell table:formula="of:=SUM([.I32];[.I33];[.I34];[.I35];[.I36];[.I37];[.J33];[.J34];[.J35];[.J36];[.J37];[.K34];[.K35];[.K36];[.K37];[.L35];[.L36];[.L37];[.M36];[.M37];[.N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Leó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Empte</text:p>
          </table:table-cell>
          <table:table-cell table:formula="of:=SUM([.I31];[.J32];[.K33];[.L34];[.M35];[.N36];[.O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Monterr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Visista</text:p>
          </table:table-cell>
          <table:table-cell table:formula="of:=SUM([.J31];[.K31];[.K32];[.L31];[.L32];[.L33];[.M31];[.M32];[.M33];[.M34];[.N31];[.N32];[.N33];[.N34];[.N35];[.O31];[.O32];[.O33];[.O34];[.O35];[.O3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San Lui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Juár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Santos Lagu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Mas 2.5</text:p>
          </table:table-cell>
          <table:table-cell table:formula="of:=SUM([.I34:.O37];[.J33:.O33];[.K32:.O32];[.L31:.O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Puebl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Menos 2.5</text:p>
          </table:table-cell>
          <table:table-cell table:formula="of:=SUM([.I31:.I33];[.J31:.J32];[.K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Atl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Club Amér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Pumas UN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A</text:p>
          </table:table-cell>
          <table:table-cell table:formula="of:=SUM([.J32:.O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Pueb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A</text:p>
          </table:table-cell>
          <table:table-cell table:formula="of:=SUM([.I31:.I37];[.J31:.O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Tigres UAN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Club Tijua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Cruz Azu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Tolu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Pachu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Guadalajar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Mazatlá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Tolu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Necax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Queréta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Mazatlá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Pachuc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San Lui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Monterr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At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Club Améric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Pueb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San Lu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Queréta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Guadalaj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Leó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Cruz Azu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Club Tijua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Neca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Tigres UAN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Juáre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San Lu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Monterr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Puebl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Mazatl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Club Améric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Atl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Pachu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Toluc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Santos Lagu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Queréta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Juáre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Neca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Monterr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Club Tijua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Club Améric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Le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umas UN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Guadalaj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Club Tijua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Tigres UAN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Pueb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Cruz Azu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Mazatlá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Santos Lagu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Tolu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Le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Monterr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Club Amér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Tigres UAN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Atl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Santos Lagu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Juáre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Club Améri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Queréta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Necax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Pumas UN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Pachu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tl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San Lu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Monterr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Club Tiju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Pueb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Leó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Cruz Azu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Santos Lagu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Mazatlá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Pumas UN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Tigres UAN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Guadalaja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Juár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Necax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ruz Azu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San Lu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Pachuc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Toluc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At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Queréta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Guadalaj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Queréta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Monterr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Santos Lagun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Club Amér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Le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Pumas UNA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Pueb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Mazatlá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 Lu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Club Tijua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Tigres UAN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Santos Lagun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Le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Tigres UAN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Tolu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Atl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Guadalaj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Cruz Azu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Juáre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Queréta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achu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Neca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Pumas UN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Mazatá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Amér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Pumas UN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Tigres UAN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Pachuc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Necax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Guadalaj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Queréta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Club Tiju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Mazatlá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Necax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Le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Juáre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Guadalaja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Améric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Monterre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Santos Lagu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Pachu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ruz Azu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Pueb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Tolu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Tigres UAN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San Lu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0:04:36.7721273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20:04:19.810847811</meta:creation-date>
    <dc:date>2023-04-24T13:45:55.137641316</dc:date>
    <meta:editing-duration>PT19H1M12S</meta:editing-duration>
    <meta:editing-cycles>69</meta:editing-cycles>
    <meta:generator>LibreOffice/6.4.7.2$Linux_X86_64 LibreOffice_project/40$Build-2</meta:generator>
    <meta:document-statistic meta:table-count="1" meta:cell-count="1422" meta:object-count="0"/>
  </office:meta>
</office:document-meta>
</file>